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Bien sûr, voici une version plus détaillée de votre présentation sur la réalité virtuelle pour votre BTS Blanc. N'hésitez pas à adapter le contenu selon vos besoins spécifiques.</text:p>
      <text:p text:style-name="Standard"/>
      <text:p text:style-name="Standard">---</text:p>
      <text:p text:style-name="Standard"/>
      <text:p text:style-name="Standard"># Présentation sur la Réalité Virtuelle</text:p>
      <text:p text:style-name="Standard"/>
      <text:p text:style-name="Standard">## Introduction (1 minute)</text:p>
      <text:p text:style-name="Standard"/>
      <text:p text:style-name="Standard">Bonjour à tous, aujourd'hui, je vais vous parler de la réalité virtuelle, une technologie immersive qui a transformé de nombreux aspects de nos vies. </text:p>
      <text:p text:style-name="Standard"/>
      <text:p text:style-name="Standard">### Définition de la Réalité Virtuelle</text:p>
      <text:p text:style-name="Standard">La réalité virtuelle, ou RV, est une technologie qui permet à un utilisateur de s'immerger dans un environnement simulé à l'aide de dispositifs comme des casques spéciaux.</text:p>
      <text:p text:style-name="Standard"/>
      <text:p text:style-name="Standard">### Brève Histoire</text:p>
      <text:p text:style-name="Standard">La réalité virtuelle n'est pas une technologie nouvelle. Elle a émergé dans les années 1960, mais c'est récemment qu'elle a pris son essor.</text:p>
      <text:p text:style-name="Standard"/>
      <text:p text:style-name="Standard">### Importance Croissante</text:p>
      <text:p text:style-name="Standard">Aujourd'hui, la réalité virtuelle joue un rôle crucial dans des domaines tels que les jeux vidéo, l'éducation, la santé, l'immobilier et bien d'autres.</text:p>
      <text:p text:style-name="Standard"/>
      <text:p text:style-name="Standard">---</text:p>
      <text:p text:style-name="Standard"/>
      <text:p text:style-name="Standard">## Applications de la Réalité Virtuelle (2 minutes)</text:p>
      <text:p text:style-name="Standard"/>
      <text:p text:style-name="Standard">### 1. Jeux Vidéo</text:p>
      <text:p text:style-name="Standard">La première application qui vient à l'esprit est le domaine des jeux vidéo.</text:p>
      <text:p text:style-name="Standard"/>
      <text:p text:style-name="Standard">- Impact sur l'industrie</text:p>
      <text:p text:style-name="Standard">- Exemples de jeux VR populaires comme Beat Saber, Half-Life: Alyx.</text:p>
      <text:p text:style-name="Standard"/>
      <text:p text:style-name="Standard">### 2. Formation et Éducation</text:p>
      <text:p text:style-name="Standard">La réalité virtuelle transforme également la manière dont nous apprenons.</text:p>
      <text:p text:style-name="Standard"/>
      <text:p text:style-name="Standard">- Utilisation dans la formation professionnelle.</text:p>
      <text:p text:style-name="Standard">- Applications éducatives interactives.</text:p>
      <text:p text:style-name="Standard"/>
      <text:p text:style-name="Standard">### 3. Santé</text:p>
      <text:p text:style-name="Standard">La RV est utilisée dans le secteur médical pour des applications novatrices.</text:p>
      <text:p text:style-name="Standard"/>
      <text:p text:style-name="Standard">- Traitement des phobies, réadaptation post-AVC, etc.</text:p>
      <text:p text:style-name="Standard">- Exemples de succès dans le domaine médical.</text:p>
      <text:p text:style-name="Standard"/>
      <text:p text:style-name="Standard">### 4. Immobilier et Tourisme</text:p>
      <text:p text:style-name="Standard">Explorez des lieux sans y être physiquement grâce à la réalité virtuelle.</text:p>
      <text:p text:style-name="Standard"/>
      <text:p text:style-name="Standard">- Visites virtuelles de biens immobiliers.</text:p>
      <text:p text:style-name="Standard">- Exploration virtuelle de destinations touristiques.</text:p>
      <text:p text:style-name="Standard"/>
      <text:p text:style-name="Standard"><text:soft-page-break/>---</text:p>
      <text:p text:style-name="Standard"/>
      <text:p text:style-name="Standard">## Avancées Technologiques (2 minutes)</text:p>
      <text:p text:style-name="Standard"/>
      <text:p text:style-name="Standard">### 1. Matériel VR</text:p>
      <text:p text:style-name="Standard">Les casques VR sont à la pointe de la technologie.</text:p>
      <text:p text:style-name="Standard"/>
      <text:p text:style-name="Standard">- Casques populaires comme Oculus Rift, HTC Vive.</text:p>
      <text:p text:style-name="Standard">- Évolution des composants matériels (résolution, suivi des mouvements).</text:p>
      <text:p text:style-name="Standard"/>
      <text:p text:style-name="Standard">### 2. Logiciels et Développement</text:p>
      <text:p text:style-name="Standard">Les plateformes de développement jouent un rôle crucial dans l'essor de la RV.</text:p>
      <text:p text:style-name="Standard"/>
      <text:p text:style-name="Standard">- Unity, Unreal Engine, et autres.</text:p>
      <text:p text:style-name="Standard">- Projets innovants développés en RV.</text:p>
      <text:p text:style-name="Standard"/>
      <text:p text:style-name="Standard">### 3. Réalité Augmentée vs Réalité Virtuelle</text:p>
      <text:p text:style-name="Standard">Comprendre la différence entre la réalité augmentée (AR) et la réalité virtuelle (VR).</text:p>
      <text:p text:style-name="Standard"/>
      <text:p text:style-name="Standard">- Distinction et applications spécifiques.</text:p>
      <text:p text:style-name="Standard">- L'avenir de ces technologies.</text:p>
      <text:p text:style-name="Standard"/>
      <text:p text:style-name="Standard">---</text:p>
      <text:p text:style-name="Standard"/>
      <text:p text:style-name="Standard">## Défis et Perspectives (1 minute)</text:p>
      <text:p text:style-name="Standard"/>
      <text:p text:style-name="Standard">### 1. Défis Actuels</text:p>
      <text:p text:style-name="Standard">Bien que la réalité virtuelle ait connu un succès, elle n'est pas sans défis.</text:p>
      <text:p text:style-name="Standard"/>
      <text:p text:style-name="Standard">- Problèmes liés à la simulation réaliste.</text:p>
      <text:p text:style-name="Standard">- Défis technologiques à surmonter.</text:p>
      <text:p text:style-name="Standard"/>
      <text:p text:style-name="Standard">### 2. Perspectives Futures</text:p>
      <text:p text:style-name="Standard">Quelles sont les tendances futures de la réalité virtuelle ?</text:p>
      <text:p text:style-name="Standard"/>
      <text:p text:style-name="Standard">- Les évolutions attendues dans les prochaines années.</text:p>
      <text:p text:style-name="Standard">- Impact sur différents secteurs.</text:p>
      <text:p text:style-name="Standard"/>
      <text:p text:style-name="Standard">---</text:p>
      <text:p text:style-name="Standard"/>
      <text:p text:style-name="Standard">## Conclusion (1 minute)</text:p>
      <text:p text:style-name="Standard"/>
      <text:p text:style-name="Standard">En conclusion, la réalité virtuelle est bien plus qu'un simple divertissement. Elle révolutionne la manière dont nous interagissons avec le monde numérique et offre des opportunités passionnantes dans divers domaines. Nous ne faisons que gratter la surface des possibilités infinies offertes par cette technologie. Je vous encourage à explorer davantage ce domaine fascinant et à rester à l'affût des innovations à venir.</text:p>
      <text:p text:style-name="Standard"/>
      <text:p text:style-name="Standard">Merci de votre attention. Des questions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09T23:43:16.905000000</meta:creation-date>
    <dc:date>2023-12-09T23:43:49.755000000</dc:date>
    <meta:editing-duration>PT33S</meta:editing-duration>
    <meta:editing-cycles>1</meta:editing-cycles>
    <meta:document-statistic meta:table-count="0" meta:image-count="0" meta:object-count="0" meta:page-count="2" meta:paragraph-count="57" meta:word-count="508" meta:character-count="3237" meta:non-whitespace-character-count="2785"/>
    <meta:generator>LibreOffice/7.5.4.2$Windows_X86_64 LibreOffice_project/36ccfdc35048b057fd9854c757a8b67ec53977b6</meta:generator>
  </office:meta>
</office:document-meta>
</file>